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35" style:family="table-cell" style:parent-style-name="Default" style:data-style-name="N11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50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1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11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3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5" style:family="table-cell" style:parent-style-name="Default" style:data-style-name="N11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6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7999.9999999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7999.9999999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7999.9999999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700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1"/>
        <table:table-column table:style-name="co2" table:default-cell-style-name="ce31"/>
        <table:table-column table:style-name="co3" table:number-columns-repeated="1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IB Ano Anterior</text:p>
          </table:table-cell>
          <table:table-cell table:style-name="ce30" table:formula="of:=[.B8]+[.B10]+[.B11]" office:value-type="currency" office:currency="BRL" office:value="59224000" calcext:value-type="currency">
            <text:p>R$ 59.224.00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visão Anual</text:p>
          </table:table-cell>
          <table:table-cell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2000" calcext:value-type="currency">
            <text:p>R$ 54.492.000,00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4000" calcext:value-type="currency">
            <text:p>R$ 39.034.000,00</text:p>
          </table:table-cell>
          <table:table-cell table:style-name="ce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3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1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3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1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3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1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3" table:formula="of:=([.J10]*[.J38])-[.J10]+([.J11]*[.J38])-[.J11]" office:value-type="currency" office:currency="BRL" office:value="3498405" calcext:value-type="currency">
            <text:p>R$ 3.498.405,00</text:p>
          </table:table-cell>
          <table:table-cell table:style-name="ce41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8" table:formula="of:=[.C9]*(1-[.C23])" office:value-type="currency" office:currency="BRL" office:value="1402500" calcext:value-type="currency">
            <text:p>R$ 1.402.500,00</text:p>
          </table:table-cell>
          <table:table-cell table:style-name="ce8" table:formula="of:=[.D9]*(1-[.D23])" office:value-type="currency" office:currency="BRL" office:value="1402500" calcext:value-type="currency">
            <text:p>R$ 1.402.500,00</text:p>
          </table:table-cell>
          <table:table-cell table:style-name="ce8" table:formula="of:=[.E9]*(1-[.E23])" office:value-type="currency" office:currency="BRL" office:value="1402500" calcext:value-type="currency">
            <text:p>R$ 1.402.500,00</text:p>
          </table:table-cell>
          <table:table-cell table:style-name="ce50" table:formula="of:=[.F9]*(1-[.F23])" office:value-type="currency" office:currency="BRL" office:value="1403850" calcext:value-type="currency">
            <text:p>R$ 1.403.850,00</text:p>
          </table:table-cell>
          <table:table-cell table:style-name="ce54" table:formula="of:=[.G9]*(1-[.G23])" office:value-type="currency" office:currency="BRL" office:value="1403850" calcext:value-type="currency">
            <text:p>R$ 1.403.850,00</text:p>
          </table:table-cell>
          <table:table-cell table:style-name="ce50" table:formula="of:=[.H9]*(1-[.H23])" office:value-type="currency" office:currency="BRL" office:value="1478850" calcext:value-type="currency">
            <text:p>R$ 1.478.850,00</text:p>
          </table:table-cell>
          <table:table-cell table:style-name="ce54" table:formula="of:=[.I9]*(1-[.I23])" office:value-type="currency" office:currency="BRL" office:value="1478850" calcext:value-type="currency">
            <text:p>R$ 1.478.850,00</text:p>
          </table:table-cell>
          <table:table-cell table:style-name="ce54" table:formula="of:=[.J9]*(1-[.J23])" office:value-type="currency" office:currency="BRL" office:value="1478850" calcext:value-type="currency">
            <text:p>R$ 1.478.850,00</text:p>
          </table:table-cell>
          <table:table-cell table:style-name="ce54" table:formula="of:=[.K9]*(1-[.K23])" office:value-type="currency" office:currency="BRL" office:value="1478850" calcext:value-type="currency">
            <text:p>R$ 1.478.850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43" table:formula="of:=[.$B$11]/12+[.$J$41]/5" office:value-type="currency" office:currency="BRL" office:value="300000" calcext:value-type="currency">
            <text:p>R$ 300.000,00</text:p>
          </table:table-cell>
          <table:table-cell table:style-name="ce41" table:formula="of:=[.$B$11]/12+[.$J$41]/5" office:value-type="currency" office:currency="BRL" office:value="300000" calcext:value-type="currency">
            <text:p>R$ 300.000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43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1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1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1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1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1" table:formula="of:=[.$B$12]/12+[.$F$41]/9" office:value-type="currency" office:currency="BRL" office:value="186666.666666667" calcext:value-type="currency">
            <text:p>R$ 186.666,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7" table:formula="of:=[.C10]*([.C35]-[.C38])" office:value-type="currency" office:currency="BRL" office:value="561000" calcext:value-type="currency">
            <text:p>R$ 561.000,00</text:p>
          </table:table-cell>
          <table:table-cell table:style-name="ce7" table:formula="of:=[.D10]*([.D35]-[.D38])" office:value-type="currency" office:currency="BRL" office:value="514250" calcext:value-type="currency">
            <text:p>R$ 514.250,00</text:p>
          </table:table-cell>
          <table:table-cell table:style-name="ce7" table:formula="of:=[.E10]*([.E35]-[.E38])" office:value-type="currency" office:currency="BRL" office:value="514250" calcext:value-type="currency">
            <text:p>R$ 514.250,00</text:p>
          </table:table-cell>
          <table:table-cell table:style-name="ce43" table:formula="of:=[.F10]*([.F35]-[.F38])" office:value-type="currency" office:currency="BRL" office:value="514745" calcext:value-type="currency">
            <text:p>R$ 514.745,00</text:p>
          </table:table-cell>
          <table:table-cell table:style-name="ce41" table:formula="of:=[.G10]*([.G35]-[.G38])" office:value-type="currency" office:currency="BRL" office:value="514745" calcext:value-type="currency">
            <text:p>R$ 514.745,00</text:p>
          </table:table-cell>
          <table:table-cell table:style-name="ce43" table:formula="of:=[.H10]*([.H35]-[.H38])" office:value-type="currency" office:currency="BRL" office:value="542245" calcext:value-type="currency">
            <text:p>R$ 542.245,00</text:p>
          </table:table-cell>
          <table:table-cell table:style-name="ce41" table:formula="of:=[.I10]*([.I35]-[.I38])" office:value-type="currency" office:currency="BRL" office:value="542245" calcext:value-type="currency">
            <text:p>R$ 542.245,00</text:p>
          </table:table-cell>
          <table:table-cell table:style-name="ce41" table:formula="of:=[.J10]*([.J35]-[.J38])" office:value-type="currency" office:currency="BRL" office:value="542245" calcext:value-type="currency">
            <text:p>R$ 542.245,00</text:p>
          </table:table-cell>
          <table:table-cell table:style-name="ce41" table:formula="of:=[.K10]*([.K35]-[.K38])" office:value-type="currency" office:currency="BRL" office:value="542245" calcext:value-type="currency">
            <text:p>R$ 542.245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7" table:formula="of:=[.C13]-[.C11]-[.C12]" office:value-type="currency" office:currency="BRL" office:value="114333.333333333" calcext:value-type="currency">
            <text:p>R$ 114.333,33</text:p>
          </table:table-cell>
          <table:table-cell table:style-name="ce7" table:formula="of:=[.D13]-[.D11]-[.D12]" office:value-type="currency" office:currency="BRL" office:value="67583.3333333334" calcext:value-type="currency">
            <text:p>R$ 67.583,33</text:p>
          </table:table-cell>
          <table:table-cell table:style-name="ce7" table:formula="of:=[.E13]-[.E11]-[.E12]" office:value-type="currency" office:currency="BRL" office:value="67583.3333333334" calcext:value-type="currency">
            <text:p>R$ 67.583,33</text:p>
          </table:table-cell>
          <table:table-cell table:style-name="ce51" table:formula="of:=[.F13]-[.F11]-[.F12]" office:value-type="currency" office:currency="BRL" office:value="48078.3333333334" calcext:value-type="currency">
            <text:p>R$ 48.078,33</text:p>
          </table:table-cell>
          <table:table-cell table:style-name="ce41" table:formula="of:=[.G13]-[.G11]-[.G12]" office:value-type="currency" office:currency="BRL" office:value="48078.3333333334" calcext:value-type="currency">
            <text:p>R$ 48.078,33</text:p>
          </table:table-cell>
          <table:table-cell table:style-name="ce43" table:formula="of:=[.H13]-[.H11]-[.H12]" office:value-type="currency" office:currency="BRL" office:value="75578.3333333334" calcext:value-type="currency">
            <text:p>R$ 75.578,33</text:p>
          </table:table-cell>
          <table:table-cell table:style-name="ce41" table:formula="of:=[.I13]-[.I11]-[.I12]" office:value-type="currency" office:currency="BRL" office:value="75578.3333333334" calcext:value-type="currency">
            <text:p>R$ 75.578,33</text:p>
          </table:table-cell>
          <table:table-cell table:style-name="ce41" table:formula="of:=[.J13]-[.J11]-[.J12]" office:value-type="currency" office:currency="BRL" office:value="55578.3333333334" calcext:value-type="currency">
            <text:p>R$ 55.578,33</text:p>
          </table:table-cell>
          <table:table-cell table:style-name="ce41" table:formula="of:=[.K13]-[.K11]-[.K12]" office:value-type="currency" office:currency="BRL" office:value="55578.3333333334" calcext:value-type="currency">
            <text:p>R$ 55.578,33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style-name="ce51" table:formula="of:=[.F9]-[.F10]" office:value-type="currency" office:currency="BRL" office:value="96150" calcext:value-type="currency">
            <text:p>R$ 96.150,00</text:p>
          </table:table-cell>
          <table:table-cell table:style-name="ce41" table:formula="of:=[.G9]-[.G10]" office:value-type="currency" office:currency="BRL" office:value="96150" calcext:value-type="currency">
            <text:p>R$ 96.150,00</text:p>
          </table:table-cell>
          <table:table-cell table:style-name="ce43" table:formula="of:=[.H9]-[.H10]" office:value-type="currency" office:currency="BRL" office:value="21150" calcext:value-type="currency">
            <text:p>R$ 21.150,00</text:p>
          </table:table-cell>
          <table:table-cell table:style-name="ce41" table:formula="of:=[.I9]-[.I10]" office:value-type="currency" office:currency="BRL" office:value="21150" calcext:value-type="currency">
            <text:p>R$ 21.150,00</text:p>
          </table:table-cell>
          <table:table-cell table:style-name="ce41" table:formula="of:=[.J9]-[.J10]" office:value-type="currency" office:currency="BRL" office:value="21150" calcext:value-type="currency">
            <text:p>R$ 21.150,00</text:p>
          </table:table-cell>
          <table:table-cell table:style-name="ce41" table:formula="of:=[.K9]-[.K10]" office:value-type="currency" office:currency="BRL" office:value="21150" calcext:value-type="currency">
            <text:p>R$ 21.150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7" table:formula="of:=[.C16]*[.C21]" office:value-type="currency" office:currency="BRL" office:value="8775" calcext:value-type="currency">
            <text:p>R$ 8.775,00</text:p>
          </table:table-cell>
          <table:table-cell table:style-name="ce7" table:formula="of:=[.D16]*[.D21]" office:value-type="currency" office:currency="BRL" office:value="8775" calcext:value-type="currency">
            <text:p>R$ 8.775,00</text:p>
          </table:table-cell>
          <table:table-cell table:style-name="ce7" table:formula="of:=[.E16]*[.E21]" office:value-type="currency" office:currency="BRL" office:value="8775" calcext:value-type="currency">
            <text:p>R$ 8.775,00</text:p>
          </table:table-cell>
          <table:table-cell table:style-name="ce51" table:formula="of:=[.F16]*[.F21]" office:value-type="currency" office:currency="BRL" office:value="8653.5" calcext:value-type="currency">
            <text:p>R$ 8.653,50</text:p>
          </table:table-cell>
          <table:table-cell table:style-name="ce41" table:formula="of:=[.G16]*[.G21]" office:value-type="currency" office:currency="BRL" office:value="8653.5" calcext:value-type="currency">
            <text:p>R$ 8.653,50</text:p>
          </table:table-cell>
          <table:table-cell table:style-name="ce51" table:formula="of:=[.H16]*[.H21]" office:value-type="currency" office:currency="BRL" office:value="1692" calcext:value-type="currency">
            <text:p>R$ 1.692,00</text:p>
          </table:table-cell>
          <table:table-cell table:style-name="ce41" table:formula="of:=[.I16]*[.I21]" office:value-type="currency" office:currency="BRL" office:value="1692" calcext:value-type="currency">
            <text:p>R$ 1.692,00</text:p>
          </table:table-cell>
          <table:table-cell table:style-name="ce41" table:formula="of:=[.J16]*[.J21]" office:value-type="currency" office:currency="BRL" office:value="1692" calcext:value-type="currency">
            <text:p>R$ 1.692,00</text:p>
          </table:table-cell>
          <table:table-cell table:style-name="ce41" table:formula="of:=[.K16]*[.K21]" office:value-type="currency" office:currency="BRL" office:value="1692" calcext:value-type="currency">
            <text:p>R$ 1.692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ixa Final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1" table:formula="of:=[.B18]+[.C14]" office:value-type="currency" office:currency="BRL" office:value="211033.333333331" calcext:value-type="currency">
            <text:p>R$ 211.033,33</text:p>
          </table:table-cell>
          <table:table-cell table:style-name="ce43" table:formula="of:=[.C18]+[.D14]" office:value-type="currency" office:currency="BRL" office:value="278616.666666665" calcext:value-type="currency">
            <text:p>R$ 278.616,67</text:p>
          </table:table-cell>
          <table:table-cell table:style-name="ce43" table:formula="of:=[.D18]+[.E14]" office:value-type="currency" office:currency="BRL" office:value="346199.999999998" calcext:value-type="currency">
            <text:p>R$ 346.200,00</text:p>
          </table:table-cell>
          <table:table-cell table:style-name="ce43" table:formula="of:=[.E18]+[.F14]" office:value-type="currency" office:currency="BRL" office:value="394278.333333332" calcext:value-type="currency">
            <text:p>R$ 394.278,33</text:p>
          </table:table-cell>
          <table:table-cell table:style-name="ce43" table:formula="of:=[.F18]+[.G14]" office:value-type="currency" office:currency="BRL" office:value="442356.666666665" calcext:value-type="currency">
            <text:p>R$ 442.356,67</text:p>
          </table:table-cell>
          <table:table-cell table:style-name="ce43" table:formula="of:=[.G18]+[.H14]" office:value-type="currency" office:currency="BRL" office:value="517934.999999998" calcext:value-type="currency">
            <text:p>R$ 517.935,00</text:p>
          </table:table-cell>
          <table:table-cell table:style-name="ce43" table:formula="of:=[.H18]+[.I14]" office:value-type="currency" office:currency="BRL" office:value="593513.333333332" calcext:value-type="currency">
            <text:p>R$ 593.513,33</text:p>
          </table:table-cell>
          <table:table-cell table:style-name="ce43" table:formula="of:=[.I18]+[.J14]" office:value-type="currency" office:currency="BRL" office:value="649091.666666665" calcext:value-type="currency">
            <text:p>R$ 649.091,67</text:p>
          </table:table-cell>
          <table:table-cell table:style-name="ce43" table:formula="of:=[.J18]+[.K14]" office:value-type="currency" office:currency="BRL" office:value="704669.999999998" calcext:value-type="currency">
            <text:p>R$ 704.670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1" table:formula="of:=[.C16]+[.C17]" office:value-type="currency" office:currency="BRL" office:value="106275" calcext:value-type="currency">
            <text:p>R$ 106.275,00</text:p>
          </table:table-cell>
          <table:table-cell table:style-name="ce43" table:formula="of:=[.C19]+[.D16]+[.D17]" office:value-type="currency" office:currency="BRL" office:value="212550" calcext:value-type="currency">
            <text:p>R$ 212.550,00</text:p>
          </table:table-cell>
          <table:table-cell table:style-name="ce43" table:formula="of:=[.D19]+[.E16]+[.E17]" office:value-type="currency" office:currency="BRL" office:value="318825" calcext:value-type="currency">
            <text:p>R$ 318.825,00</text:p>
          </table:table-cell>
          <table:table-cell table:style-name="ce43" table:formula="of:=[.E19]+[.F16]+[.F17]" office:value-type="currency" office:currency="BRL" office:value="423628.5" calcext:value-type="currency">
            <text:p>R$ 423.628,50</text:p>
          </table:table-cell>
          <table:table-cell table:style-name="ce43" table:formula="of:=[.F19]+[.G16]+[.G17]" office:value-type="currency" office:currency="BRL" office:value="528432" calcext:value-type="currency">
            <text:p>R$ 528.432,00</text:p>
          </table:table-cell>
          <table:table-cell table:style-name="ce43" table:formula="of:=[.G19]+[.H16]+[.H17]" office:value-type="currency" office:currency="BRL" office:value="551274" calcext:value-type="currency">
            <text:p>R$ 551.274,00</text:p>
          </table:table-cell>
          <table:table-cell table:style-name="ce43" table:formula="of:=[.H19]+[.I16]+[.I17]" office:value-type="currency" office:currency="BRL" office:value="574116" calcext:value-type="currency">
            <text:p>R$ 574.116,00</text:p>
          </table:table-cell>
          <table:table-cell table:style-name="ce43" table:formula="of:=[.I19]+[.J16]+[.J17]" office:value-type="currency" office:currency="BRL" office:value="596958" calcext:value-type="currency">
            <text:p>R$ 596.958,00</text:p>
          </table:table-cell>
          <table:table-cell table:style-name="ce43" table:formula="of:=[.J19]+[.K16]+[.K17]" office:value-type="currency" office:currency="BRL" office:value="619800" calcext:value-type="currency">
            <text:p>R$ 619.800,00</text:p>
          </table:table-cell>
          <table:table-cell table:number-columns-repeated="1013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Taxa de Juros Base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6" office:value-type="percentage" office:value="0.09" calcext:value-type="percentage">
            <text:p>9,00%</text:p>
          </table:table-cell>
          <table:table-cell table:style-name="ce6" table:formula="of:=[.D21]" office:value-type="percentage" office:value="0.09" calcext:value-type="percentage">
            <text:p>9,00%</text:p>
          </table:table-cell>
          <table:table-cell table:style-name="ce6" table:formula="of:=[.E21]" office:value-type="percentage" office:value="0.09" calcext:value-type="percentage">
            <text:p>9,00%</text:p>
          </table:table-cell>
          <table:table-cell table:style-name="ce6" table:formula="of:=[.F21]" office:value-type="percentage" office:value="0.09" calcext:value-type="percentage">
            <text:p>9,00%</text:p>
          </table:table-cell>
          <table:table-cell table:style-name="ce6" table:formula="of:=[.G21]-[.$H$41]" office:value-type="percentage" office:value="0.08" calcext:value-type="percentage">
            <text:p>8,00%</text:p>
          </table:table-cell>
          <table:table-cell table:style-name="ce6" table:formula="of:=[.H21]" office:value-type="percentage" office:value="0.08" calcext:value-type="percentage">
            <text:p>8,00%</text:p>
          </table:table-cell>
          <table:table-cell table:style-name="ce6" table:formula="of:=[.I21]" office:value-type="percentage" office:value="0.08" calcext:value-type="percentage">
            <text:p>8,00%</text:p>
          </table:table-cell>
          <table:table-cell table:style-name="ce6" table:formula="of:=[.J21]" office:value-type="percentage" office:value="0.08" calcext:value-type="percentage">
            <text:p>8,00%</text:p>
          </table:table-cell>
          <table:table-cell table:style-name="ce6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EFMK</text:p>
          </table:table-cell>
          <table:table-cell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45" table:formula="of:=(([.$B$12]+[.$F$41])/1000000000)+0.075" office:value-type="percentage" office:value="0.07718" calcext:value-type="percentage">
            <text:p>7,72%</text:p>
          </table:table-cell>
          <table:table-cell table:style-name="ce49" table:formula="of:=(([.$B$12]+[.$F$41])/1000000000)+0.075" office:value-type="percentage" office:value="0.07718" calcext:value-type="percentage">
            <text:p>7,72%</text:p>
          </table:table-cell>
          <table:table-cell table:style-name="ce49" table:formula="of:=(([.$B$12]+[.$F$41])/1000000000)+0.075" office:value-type="percentage" office:value="0.07718" calcext:value-type="percentage">
            <text:p>7,72%</text:p>
          </table:table-cell>
          <table:table-cell table:style-name="ce49" table:formula="of:=(([.$B$12]+[.$F$41])/1000000000)+0.075" office:value-type="percentage" office:value="0.07718" calcext:value-type="percentage">
            <text:p>7,72%</text:p>
          </table:table-cell>
          <table:table-cell table:style-name="ce49" table:formula="of:=(([.$B$12]+[.$F$41])/1000000000)+0.075" office:value-type="percentage" office:value="0.07718" calcext:value-type="percentage">
            <text:p>7,72%</text:p>
          </table:table-cell>
          <table:table-cell table:style-name="ce49" table:formula="of:=(([.$B$12]+[.$F$41])/1000000000)+0.075" office:value-type="percentage" office:value="0.07718" calcext:value-type="percentage">
            <text:p>7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35" table:formula="of:=5*(IF([.B21]&gt;[.B22];[.B21]-[.B22];(-1)*([.B22]-[.B21])))" office:value-type="percentage" office:value="0.065" calcext:value-type="percentage">
            <text:p>6,50%</text:p>
          </table:table-cell>
          <table:table-cell table:style-name="ce9" table:formula="of:=5*(IF([.C21]&gt;[.C22];[.C21]-[.C22];(-1)*([.C22]-[.C21])))" office:value-type="percentage" office:value="0.065" calcext:value-type="percentage">
            <text:p>6,50%</text:p>
          </table:table-cell>
          <table:table-cell table:style-name="ce9" table:formula="of:=5*(IF([.D21]&gt;[.D22];[.D21]-[.D22];(-1)*([.D22]-[.D21])))" office:value-type="percentage" office:value="0.065" calcext:value-type="percentage">
            <text:p>6,50%</text:p>
          </table:table-cell>
          <table:table-cell table:style-name="ce9" table:formula="of:=5*(IF([.E21]&gt;[.E22];[.E21]-[.E22];(-1)*([.E22]-[.E21])))" office:value-type="percentage" office:value="0.065" calcext:value-type="percentage">
            <text:p>6,50%</text:p>
          </table:table-cell>
          <table:table-cell table:style-name="ce52" table:formula="of:=5*(IF([.F21]&gt;[.F22];[.F21]-[.F22];(-1)*([.F22]-[.F21])))" office:value-type="percentage" office:value="0.0641" calcext:value-type="percentage">
            <text:p>6,41%</text:p>
          </table:table-cell>
          <table:table-cell table:style-name="ce55" table:formula="of:=5*(IF([.G21]&gt;[.G22];[.G21]-[.G22];(-1)*([.G22]-[.G21])))" office:value-type="percentage" office:value="0.0641" calcext:value-type="percentage">
            <text:p>6,41%</text:p>
          </table:table-cell>
          <table:table-cell table:style-name="ce55" table:formula="of:=5*(IF([.H21]&gt;[.H22];[.H21]-[.H22];(-1)*([.H22]-[.H21])))" office:value-type="percentage" office:value="0.0141" calcext:value-type="percentage">
            <text:p>1,41%</text:p>
          </table:table-cell>
          <table:table-cell table:style-name="ce55" table:formula="of:=5*(IF([.I21]&gt;[.I22];[.I21]-[.I22];(-1)*([.I22]-[.I21])))" office:value-type="percentage" office:value="0.0141" calcext:value-type="percentage">
            <text:p>1,41%</text:p>
          </table:table-cell>
          <table:table-cell table:style-name="ce55" table:formula="of:=5*(IF([.J21]&gt;[.J22];[.J21]-[.J22];(-1)*([.J22]-[.J21])))" office:value-type="percentage" office:value="0.0141" calcext:value-type="percentage">
            <text:p>1,41%</text:p>
          </table:table-cell>
          <table:table-cell table:style-name="ce55" table:formula="of:=5*(IF([.K21]&gt;[.K22];[.K21]-[.K22];(-1)*([.K22]-[.K21])))" office:value-type="percentage" office:value="0.0141" calcext:value-type="percentage">
            <text:p>1,41%</text:p>
          </table:table-cell>
          <table:table-cell table:number-columns-repeated="1013"/>
        </table:table-row>
        <table:table-row table:style-name="ro1">
          <table:table-cell/>
          <table:table-cell table:style-name="ce35"/>
          <table:table-cell table:number-columns-repeated="5"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Inflação Total</text:p>
          </table:table-cell>
          <table:table-cell table:formula="of:=[.B26]+[.B27]" office:value-type="percentage" office:value="0.03" calcext:value-type="percentage">
            <text:p>3,00%</text:p>
          </table:table-cell>
          <table:table-cell table:style-name="ce6" table:formula="of:=[.C26]+[.C27]" office:value-type="percentage" office:value="0" calcext:value-type="percentage">
            <text:p>0,00%</text:p>
          </table:table-cell>
          <table:table-cell table:style-name="ce44" table:formula="of:=[.D26]+[.D27]" office:value-type="percentage" office:value="-0.01" calcext:value-type="percentage">
            <text:p>-1,00%</text:p>
          </table:table-cell>
          <table:table-cell table:style-name="ce49" table:formula="of:=[.E26]+[.E27]" office:value-type="percentage" office:value="0" calcext:value-type="percentage">
            <text:p>0,00%</text:p>
          </table:table-cell>
          <table:table-cell table:style-name="ce45" table:formula="of:=[.F26]+[.F27]" office:value-type="percentage" office:value="0.00903835879901699" calcext:value-type="percentage">
            <text:p>0,90%</text:p>
          </table:table-cell>
          <table:table-cell table:style-name="ce49" table:formula="of:=[.G26]+[.G27]" office:value-type="percentage" office:value="0.00903835879901699" calcext:value-type="percentage">
            <text:p>0,90%</text:p>
          </table:table-cell>
          <table:table-cell table:style-name="ce49" table:formula="of:=[.H26]+[.H27]" office:value-type="percentage" office:value="-0.0416279541535653" calcext:value-type="percentage">
            <text:p>-4,16%</text:p>
          </table:table-cell>
          <table:table-cell table:style-name="ce49" table:formula="of:=[.I26]+[.I27]" office:value-type="percentage" office:value="-0.0416279541535653" calcext:value-type="percentage">
            <text:p>-4,16%</text:p>
          </table:table-cell>
          <table:table-cell table:style-name="ce49" table:formula="of:=[.J26]+[.J27]" office:value-type="percentage" office:value="-0.0416279541535653" calcext:value-type="percentage">
            <text:p>-4,16%</text:p>
          </table:table-cell>
          <table:table-cell table:style-name="ce49" table:formula="of:=[.K26]+[.K27]" office:value-type="percentage" office:value="-0.0416279541535653" calcext:value-type="percentage">
            <text:p>-4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lação de Custo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([.B37]-[.C37])*(-1)" office:value-type="percentage" office:value="-0" calcext:value-type="percentage">
            <text:p>0,00%</text:p>
          </table:table-cell>
          <table:table-cell table:style-name="ce44" table:formula="of:=([.C37]-[.D37])*(-1)" office:value-type="percentage" office:value="-0.01" calcext:value-type="percentage">
            <text:p>-1,00%</text:p>
          </table:table-cell>
          <table:table-cell table:style-name="ce49" table:formula="of:=([.D37]-[.E37])*(-1)" office:value-type="percentage" office:value="-0" calcext:value-type="percentage">
            <text:p>0,00%</text:p>
          </table:table-cell>
          <table:table-cell table:style-name="ce49" table:formula="of:=([.E37]-[.F37])*(-1)" office:value-type="percentage" office:value="-0" calcext:value-type="percentage">
            <text:p>0,00%</text:p>
          </table:table-cell>
          <table:table-cell table:style-name="ce49" table:formula="of:=([.F37]-[.G37])*(-1)" office:value-type="percentage" office:value="-0" calcext:value-type="percentage">
            <text:p>0,00%</text:p>
          </table:table-cell>
          <table:table-cell table:style-name="ce49" table:formula="of:=([.G37]-[.H37])*(-1)" office:value-type="percentage" office:value="-0" calcext:value-type="percentage">
            <text:p>0,00%</text:p>
          </table:table-cell>
          <table:table-cell table:style-name="ce49" table:formula="of:=([.H37]-[.I37])*(-1)" office:value-type="percentage" office:value="-0" calcext:value-type="percentage">
            <text:p>0,00%</text:p>
          </table:table-cell>
          <table:table-cell table:style-name="ce49" table:formula="of:=([.I37]-[.J37])*(-1)" office:value-type="percentage" office:value="-0" calcext:value-type="percentage">
            <text:p>0,00%</text:p>
          </table:table-cell>
          <table:table-cell table:style-name="ce49" table:formula="of:=([.J37]-[.K37])*(-1)" office:value-type="percentage" office:value="-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lação de Demanda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((([.$B$10]-[.C10]*12)/[.C10])/12)-((([.$B$12]-([.C12]*12))/[.$B$12])/12)" office:value-type="percentage" office:value="0" calcext:value-type="percentage">
            <text:p>0,00%</text:p>
          </table:table-cell>
          <table:table-cell table:style-name="ce6" table:formula="of:=((([.$B$10]-[.D10]*12)/[.D10])/12)-((([.$B$12]-([.D12]*12))/[.$B$12])/12)" office:value-type="percentage" office:value="0" calcext:value-type="percentage">
            <text:p>0,00%</text:p>
          </table:table-cell>
          <table:table-cell table:style-name="ce6" table:formula="of:=((([.$B$10]-[.E10]*12)/[.E10])/12)-((([.$B$12]-([.E12]*12))/[.$B$12])/12)" office:value-type="percentage" office:value="0" calcext:value-type="percentage">
            <text:p>0,00%</text:p>
          </table:table-cell>
          <table:table-cell table:style-name="ce45" table:formula="of:=((([.$B$10]-[.F10]*12)/[.F10])/12)-((([.$B$12]-([.F12]*12))/[.$B$12])/12)" office:value-type="percentage" office:value="0.00903835879901699" calcext:value-type="percentage">
            <text:p>0,90%</text:p>
          </table:table-cell>
          <table:table-cell table:style-name="ce49" table:formula="of:=((([.$B$10]-[.G10]*12)/[.G10])/12)-((([.$B$12]-([.G12]*12))/[.$B$12])/12)" office:value-type="percentage" office:value="0.00903835879901699" calcext:value-type="percentage">
            <text:p>0,90%</text:p>
          </table:table-cell>
          <table:table-cell table:style-name="ce56" table:formula="of:=((([.$B$10]-[.H10]*12)/[.H10])/12)-((([.$B$12]-([.H12]*12))/[.$B$12])/12)" office:value-type="percentage" office:value="-0.0416279541535653" calcext:value-type="percentage">
            <text:p>-4,16%</text:p>
          </table:table-cell>
          <table:table-cell table:style-name="ce49" table:formula="of:=((([.$B$10]-[.I10]*12)/[.I10])/12)-((([.$B$12]-([.I12]*12))/[.$B$12])/12)" office:value-type="percentage" office:value="-0.0416279541535653" calcext:value-type="percentage">
            <text:p>-4,16%</text:p>
          </table:table-cell>
          <table:table-cell table:style-name="ce49" table:formula="of:=((([.$B$10]-[.J10]*12)/[.J10])/12)-((([.$B$12]-([.J12]*12))/[.$B$12])/12)" office:value-type="percentage" office:value="-0.0416279541535653" calcext:value-type="percentage">
            <text:p>-4,16%</text:p>
          </table:table-cell>
          <table:table-cell table:style-name="ce49" table:formula="of:=((([.$B$10]-[.K10]*12)/[.K10])/12)-((([.$B$12]-([.K12]*12))/[.$B$12])/12)" office:value-type="percentage" office:value="-0.0416279541535653" calcext:value-type="percentage">
            <text:p>-4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0.07" calcext:value-type="percentage">
            <text:p>7,00%</text:p>
          </table:table-cell>
          <table:table-cell table:number-columns-repeated="12" table:style-name="ce6" office:value-type="percentage" office:value="0.07" calcext:value-type="percentage">
            <text:p>7,00%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5" table:formula="of:=[.C30]+0.05" office:value-type="percentage" office:value="0.55" calcext:value-type="percentage">
            <text:p>55,00%</text:p>
          </table:table-cell>
          <table:table-cell table:style-name="ce6" table:formula="of:=[.D30]" office:value-type="percentage" office:value="0.55" calcext:value-type="percentage">
            <text:p>55,00%</text:p>
          </table:table-cell>
          <table:table-cell table:style-name="ce6" table:formula="of:=[.E30]" office:value-type="percentage" office:value="0.55" calcext:value-type="percentage">
            <text:p>55,00%</text:p>
          </table:table-cell>
          <table:table-cell table:style-name="ce6" table:formula="of:=[.F30]" office:value-type="percentage" office:value="0.55" calcext:value-type="percentage">
            <text:p>55,00%</text:p>
          </table:table-cell>
          <table:table-cell table:style-name="ce6" table:formula="of:=[.G30]" office:value-type="percentage" office:value="0.55" calcext:value-type="percentage">
            <text:p>55,00%</text:p>
          </table:table-cell>
          <table:table-cell table:style-name="ce6" table:formula="of:=[.H30]" office:value-type="percentage" office:value="0.55" calcext:value-type="percentage">
            <text:p>55,00%</text:p>
          </table:table-cell>
          <table:table-cell table:style-name="ce6" table:formula="of:=[.I30]" office:value-type="percentage" office:value="0.55" calcext:value-type="percentage">
            <text:p>55,00%</text:p>
          </table:table-cell>
          <table:table-cell table:style-name="ce6" table:formula="of:=[.J30]" office:value-type="percentage" office:value="0.55" calcext:value-type="percentage">
            <text:p>55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6" table:formula="of:=[.C31]+0.05" office:value-type="percentage" office:value="0.55" calcext:value-type="percentage">
            <text:p>55,00%</text:p>
          </table:table-cell>
          <table:table-cell table:style-name="ce6" table:formula="of:=[.D31]" office:value-type="percentage" office:value="0.55" calcext:value-type="percentage">
            <text:p>55,00%</text:p>
          </table:table-cell>
          <table:table-cell table:style-name="ce45" table:formula="of:=[.E31]+0.05" office:value-type="percentage" office:value="0.6" calcext:value-type="percentage">
            <text:p>60,00%</text:p>
          </table:table-cell>
          <table:table-cell table:style-name="ce6" table:formula="of:=[.F31]" office:value-type="percentage" office:value="0.6" calcext:value-type="percentage">
            <text:p>60,00%</text:p>
          </table:table-cell>
          <table:table-cell table:style-name="ce6" table:formula="of:=[.G31]" office:value-type="percentage" office:value="0.6" calcext:value-type="percentage">
            <text:p>60,00%</text:p>
          </table:table-cell>
          <table:table-cell table:style-name="ce6" table:formula="of:=[.H31]" office:value-type="percentage" office:value="0.6" calcext:value-type="percentage">
            <text:p>60,00%</text:p>
          </table:table-cell>
          <table:table-cell table:style-name="ce6" table:formula="of:=[.I31]" office:value-type="percentage" office:value="0.6" calcext:value-type="percentage">
            <text:p>60,00%</text:p>
          </table:table-cell>
          <table:table-cell table:style-name="ce6" table:formula="of:=[.J31]" office:value-type="percentage" office:value="0.6" calcext:value-type="percentage">
            <text:p>6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table:formula="of:=[.C32]" office:value-type="percentage" office:value="0.5" calcext:value-type="percentage">
            <text:p>50,00%</text:p>
          </table:table-cell>
          <table:table-cell table:style-name="ce6" table:formula="of:=[.D32]" office:value-type="percentage" office:value="0.5" calcext:value-type="percentage">
            <text:p>50,00%</text:p>
          </table:table-cell>
          <table:table-cell table:style-name="ce6" table:formula="of:=[.E32]" office:value-type="percentage" office:value="0.5" calcext:value-type="percentage">
            <text:p>50,00%</text:p>
          </table:table-cell>
          <table:table-cell table:style-name="ce6" table:formula="of:=[.F32]" office:value-type="percentage" office:value="0.5" calcext:value-type="percentage">
            <text:p>50,00%</text:p>
          </table:table-cell>
          <table:table-cell table:style-name="ce6" table:formula="of:=[.G32]" office:value-type="percentage" office:value="0.5" calcext:value-type="percentage">
            <text:p>50,00%</text:p>
          </table:table-cell>
          <table:table-cell table:style-name="ce6" table:formula="of:=[.H32]" office:value-type="percentage" office:value="0.5" calcext:value-type="percentage">
            <text:p>50,00%</text:p>
          </table:table-cell>
          <table:table-cell table:style-name="ce45" table:formula="of:=[.I32]+0.05" office:value-type="percentage" office:value="0.55" calcext:value-type="percentage">
            <text:p>55,00%</text:p>
          </table:table-cell>
          <table:table-cell table:style-name="ce6" table:formula="of:=[.J32]" office:value-type="percentage" office:value="0.55" calcext:value-type="percentage">
            <text:p>55,00%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office:value-type="float" office:value="0.7" calcext:value-type="float">
            <text:p>0,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Imposto (%)</text:p>
          </table:table-cell>
          <table:table-cell office:value-type="percentage" office:value="0.12" calcext:value-type="percentage">
            <text:p>12,00%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44" table:formula="of:=[.C37]-0.01" office:value-type="percentage" office:value="0.11" calcext:value-type="percentage">
            <text:p>11,00%</text:p>
          </table:table-cell>
          <table:table-cell table:style-name="ce6" table:formula="of:=[.D37]" office:value-type="percentage" office:value="0.11" calcext:value-type="percentage">
            <text:p>11,00%</text:p>
          </table:table-cell>
          <table:table-cell table:style-name="ce6" table:formula="of:=[.E37]" office:value-type="percentage" office:value="0.11" calcext:value-type="percentage">
            <text:p>11,00%</text:p>
          </table:table-cell>
          <table:table-cell table:style-name="ce6" table:formula="of:=[.F37]" office:value-type="percentage" office:value="0.11" calcext:value-type="percentage">
            <text:p>11,00%</text:p>
          </table:table-cell>
          <table:table-cell table:style-name="ce6" table:formula="of:=[.G37]" office:value-type="percentage" office:value="0.11" calcext:value-type="percentage">
            <text:p>11,00%</text:p>
          </table:table-cell>
          <table:table-cell table:style-name="ce6" table:formula="of:=[.H37]" office:value-type="percentage" office:value="0.11" calcext:value-type="percentage">
            <text:p>11,00%</text:p>
          </table:table-cell>
          <table:table-cell table:style-name="ce6" table:formula="of:=[.I37]" office:value-type="percentage" office:value="0.11" calcext:value-type="percentage">
            <text:p>11,00%</text:p>
          </table:table-cell>
          <table:table-cell table:style-name="ce6" table:formula="of:=[.J37]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11" table:formula="of:=1/(1-[.C34])*(1-[.C37])" office:value-type="float" office:value="2.93333333333333" calcext:value-type="float">
            <text:p>2,93</text:p>
          </table:table-cell>
          <table:table-cell table:style-name="ce11" table:formula="of:=1/(1-[.D34])*(1-[.D37])" office:value-type="float" office:value="2.96666666666667" calcext:value-type="float">
            <text:p>2,97</text:p>
          </table:table-cell>
          <table:table-cell table:style-name="ce11" table:formula="of:=1/(1-[.E34])*(1-[.E37])" office:value-type="float" office:value="2.96666666666667" calcext:value-type="float">
            <text:p>2,97</text:p>
          </table:table-cell>
          <table:table-cell table:style-name="ce11" table:formula="of:=1/(1-[.F34])*(1-[.F37])" office:value-type="float" office:value="2.96666666666667" calcext:value-type="float">
            <text:p>2,97</text:p>
          </table:table-cell>
          <table:table-cell table:style-name="ce11" table:formula="of:=1/(1-[.G34])*(1-[.G37])" office:value-type="float" office:value="2.96666666666667" calcext:value-type="float">
            <text:p>2,97</text:p>
          </table:table-cell>
          <table:table-cell table:style-name="ce11" table:formula="of:=1/(1-[.H34])*(1-[.H37])" office:value-type="float" office:value="2.96666666666667" calcext:value-type="float">
            <text:p>2,97</text:p>
          </table:table-cell>
          <table:table-cell table:style-name="ce11" table:formula="of:=1/(1-[.I34])*(1-[.I37])" office:value-type="float" office:value="2.96666666666667" calcext:value-type="float">
            <text:p>2,97</text:p>
          </table:table-cell>
          <table:table-cell table:style-name="ce11" table:formula="of:=1/(1-[.J34])*(1-[.J37])" office:value-type="float" office:value="2.96666666666667" calcext:value-type="float">
            <text:p>2,97</text:p>
          </table:table-cell>
          <table:table-cell table:style-name="ce11" table:formula="of:=1/(1-[.K34])*(1-[.K37])" office:value-type="float" office:value="2.96666666666667" calcext:value-type="float">
            <text:p>2,9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39"/>
          <table:table-cell table:number-columns-repeated="1022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7" office:value-type="string" calcext:value-type="string">
            <text:p>Abaixar imposto</text:p>
          </table:table-cell>
          <table:table-cell table:style-name="ce42" office:value-type="string" calcext:value-type="string">
            <text:p>-</text:p>
          </table:table-cell>
          <table:table-cell table:style-name="ce47" office:value-type="string" calcext:value-type="string">
            <text:p>Aumentar Trans.</text:p>
          </table:table-cell>
          <table:table-cell table:style-name="ce42" office:value-type="string" calcext:value-type="string">
            <text:p>-</text:p>
          </table:table-cell>
          <table:table-cell table:style-name="ce47" office:value-type="string" calcext:value-type="string">
            <text:p>Abaixar Tx. Juros</text:p>
          </table:table-cell>
          <table:table-cell table:style-name="ce42" office:value-type="string" calcext:value-type="string">
            <text:p>-</text:p>
          </table:table-cell>
          <table:table-cell table:style-name="ce47" office:value-type="string" calcext:value-type="string">
            <text:p>Invest. Educação</text:p>
          </table:table-cell>
          <table:table-cell table:style-name="ce42" office:value-type="string" calcext:value-type="string">
            <text:p>-</text:p>
          </table:table-cell>
          <table:table-cell table:style-name="ce42" table:number-columns-repeated="5"/>
          <table:table-cell table:style-name="ce13" table:number-columns-repeated="1008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48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3" office:value-type="currency" office:currency="BRL" office:value="180000" calcext:value-type="currency">
            <text:p>R$ 180.000,00</text:p>
          </table:table-cell>
          <table:table-cell table:style-name="ce13" office:value-type="string" calcext:value-type="string">
            <text:p>-</text:p>
          </table:table-cell>
          <table:table-cell table:style-name="ce48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7" office:value-type="float" office:value="100000" calcext:value-type="float">
            <text:p>100.000,00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8:53:27.5253908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0.4.2$Linux_X86_64 LibreOffice_project/573028415b474775687f7355a6d413c41d013a01</meta:generator>
    <dc:date>2021-02-01T02:16:56.646301605</dc:date>
    <meta:editing-duration>PT1H10M57S</meta:editing-duration>
    <meta:editing-cycles>8</meta:editing-cycles>
    <meta:document-statistic meta:table-count="2" meta:cell-count="430" meta:object-count="0"/>
  </office:meta>
</office:document-meta>
</file>